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akkal Majalla" svg:font-family="'Sakkal Majalla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Arial" fo:font-size="16pt" style:font-size-asian="16pt" style:font-name-complex="Arial1" style:font-size-complex="16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Arial" fo:font-size="16pt" fo:font-weight="bold" style:font-size-asian="16pt" style:font-weight-asian="bold" style:font-name-complex="Arial1" style:font-size-complex="16pt"/>
    </style:style>
    <style:style style:name="P4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T1" style:family="text">
      <style:text-properties style:font-name="Arial" fo:font-size="16pt" style:font-size-asian="16pt" style:font-name-complex="Arial1" style:font-size-complex="16pt"/>
    </style:style>
    <style:style style:name="T2" style:family="text">
      <style:text-properties style:font-name="Arial" fo:font-size="16pt" fo:font-weight="bold" style:font-size-asian="16pt" style:font-weight-asian="bold" style:font-name-complex="Arial1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Håll avstånd och undvik trängsel i restauranger och caféer<text:line-break/>Piä väliä ja vältä tungosta ravintoloissa ja kahveloissa</text:span></text:p>
      <text:p text:style-name="P2"/>
      <text:p text:style-name="P1"><text:span text:style-name="T1">Minst 2 meters avstånd minskar risken för smitta av covid-19<text:line-break/>Vähhiinthään 2. metrin väli vähentää covid-19. tartuntaa</text:span></text:p>
      <text:p text:style-name="P3"/>
      <text:p text:style-name="P1"><text:span text:style-name="T1">Max 4 personer vid varje bord<text:line-break/>Enniinthään 4 henkeä joka pöyässä</text:span></text:p>
      <text:p text:style-name="P3"/>
      <text:p text:style-name="P1"><text:span text:style-name="T1">Undvik köbildning vid kassa och buffé<text:line-break/>Vältä jonotusta kassala ja tarjouspyöälä</text:span></text:p>
      <text:p text:style-name="P3"/>
      <text:p text:style-name="P1"><text:span text:style-name="T1">Läs mer om de skärpta allmänna råden på norrbotten.se<text:line-break/>Lue lissää lujitetuista ylheisistä neuvoista: norrbotten.se</text:span></text:p>
      <text:p text:style-name="P3"/>
      <text:p text:style-name="P1"><text:span text:style-name="T1">Håll avstånd och undvik trängsel när du vistas på sjukhuset<text:line-break/>Piä väliä ja vältä tungosta ko sie olet siukkatuvala<text:line-break/></text:span></text:p>
      <text:p text:style-name="P3"/>
      <text:p text:style-name="P1"><text:span text:style-name="T1">Minst 2 meters avstånd minskar risken för smitta av covid-19. Det är längre än du tror, tänk på en spark!</text:span></text:p>
      <text:p text:style-name="P1"><text:span text:style-name="T1">Vähhiinthään 2. metrin väli vähentää covid-19.</text:span><text:bookmark text:name="_GoBack"/><text:span text:style-name="T1"> tartuntaa. Se oon väljempi väli ko mitä luulet, hunteeraa parkkaria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akkal Majalla" svg:font-family="'Sakkal Majalla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aramond" fo:font-size="8pt" fo:language="sv" fo:country="SE" style:letter-kerning="true" style:font-name-asian="Calibri" style:font-size-asian="8pt" style:language-asian="en" style:country-asian="US" style:font-name-complex="Times New Roman" style:font-size-complex="9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Garamond" fo:font-size="8pt" fo:language="sv" fo:country="SE" style:letter-kerning="true" style:font-name-asian="Calibri" style:font-size-asian="8pt" style:language-asian="en" style:country-asian="US" style:font-name-complex="Times New Roman" style:font-size-complex="9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end" style:justify-single-word="false" fo:orphans="2" fo:widows="2" style:writing-mode="rl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106cm" loext:contextual-spacing="false" fo:keep-together="always" fo:padding-left="0cm" fo:padding-right="0cm" fo:padding-top="0cm" fo:padding-bottom="0.035cm" fo:border-left="none" fo:border-right="none" fo:border-top="none" fo:border-bottom="1.5pt solid #c00000" fo:keep-with-next="always"/>
      <style:text-properties fo:font-size="16pt" fo:font-weight="bold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82cm" fo:margin-bottom="0.071cm" loext:contextual-spacing="false" fo:keep-together="always" fo:keep-with-next="always"/>
      <style:text-properties fo:font-size="14pt" fo:font-weight="bold" style:font-name-asian="F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.071cm" loext:contextual-spacing="false" fo:keep-together="always" fo:keep-with-next="always"/>
      <style:text-properties fo:font-size="12pt" fo:font-weight="bold" style:font-name-asian="F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82cm" fo:margin-bottom="0.071cm" loext:contextual-spacing="false" fo:keep-together="always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style:font-name-asian="F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Titel" style:family="paragraph" style:parent-style-name="Standard" style:next-style-name="Standard" style:default-outline-level="">
      <style:paragraph-properties fo:margin-top="0cm" fo:margin-bottom="0.071cm" loext:contextual-spacing="false"/>
      <style:text-properties fo:font-size="20pt" fo:font-weight="bold" style:font-size-asian="20pt" style:font-weight-asian="bold"/>
    </style:style>
    <style:style style:name="text" style:family="paragraph" style:parent-style-name="Standard" style:default-outline-level="">
      <style:paragraph-properties style:line-height-at-least="0.494cm"/>
      <style:text-properties fo:color="#000000" fo:font-size="11pt" style:font-size-asian="11pt" style:font-name-complex="Sakkal Majalla" style:font-family-complex="'Sakkal Majalla'" style:font-family-generic-complex="system" style:font-pitch-complex="variable"/>
    </style:style>
    <style:style style:name="Default_20_Paragraph_20_Font" style:display-name="Default Paragraph Font" style:family="text"/>
    <style:style style:name="Rubrik_20_1_20_Char" style:display-name="Rubrik 1 Char" style:family="text" style:parent-style-name="Default_20_Paragraph_20_Font">
      <style:text-properties style:font-name="Verdana" fo:font-family="Verdan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Rubrik_20_2_20_Char" style:display-name="Rubrik 2 Char" style:family="text" style:parent-style-name="Default_20_Paragraph_20_Font">
      <style:text-properties style:font-name="Verdana" fo:font-family="Verdan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Rubrik_20_3_20_Char" style:display-name="Rubrik 3 Char" style:family="text" style:parent-style-name="Default_20_Paragraph_20_Font">
      <style:text-properties style:font-name="Verdana" fo:font-family="Verdan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Rubrik_20_4_20_Char" style:display-name="Rubrik 4 Char" style:family="text" style:parent-style-name="Default_20_Paragraph_20_Font">
      <style:text-properties style:font-name="Verdana" fo:font-family="Verdana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font-weight-asian="bold" style:font-style-complex="italic" style:font-weight-complex="bold"/>
    </style:style>
    <style:style style:name="Rubrik_20_5_20_Char" style:display-name="Rubrik 5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Times New Roman" style:font-family-complex="'Times New Roman'" style:font-family-generic-complex="system" style:font-pitch-complex="variable"/>
    </style:style>
    <style:style style:name="Rubrik_20_6_20_Char" style:display-name="Rubrik 6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Rubrik_20_7_20_Char" style:display-name="Rubrik 7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Rubrik_20_8_20_Char" style:display-name="Rubrik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Rubrik_20_9_20_Char" style:display-name="Rubrik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text_20_Char" style:display-name="text Char" style:family="text" style:parent-style-name="Default_20_Paragraph_20_Font">
      <style:text-properties fo:color="#000000" style:font-name-complex="Sakkal Majalla" style:font-family-complex="'Sakkal Majalla'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der Hariri</meta:initial-creator>
    <dc:creator>Bengt</dc:creator>
    <meta:editing-cycles>2</meta:editing-cycles>
    <meta:creation-date>2021-01-21T16:01:00</meta:creation-date>
    <dc:date>2021-01-21T16:01:00</dc:date>
    <meta:editing-duration>P0D</meta:editing-duration>
    <meta:generator>LibreOffice/6.4.6.2$Linux_X86_64 LibreOffice_project/40$Build-2</meta:generator>
    <meta:document-statistic meta:table-count="0" meta:image-count="0" meta:object-count="0" meta:page-count="1" meta:paragraph-count="8" meta:word-count="126" meta:character-count="819" meta:non-whitespace-character-count="7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